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0.824in" svg:y="2.9697in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2.7858in" svg:y="7.9894in">
            <draw:object draw:notify-on-update-of-ranges="Sheet1.A39:Sheet1.A39 Sheet1.A40:Sheet1.A49 Sheet1.B39:Sheet1.B39 Sheet1.B40:Sheet1.B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put(N)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 office:value-type="string" calcext:value-type="string">
            <text:p>Input(N)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9:28:02.159801034</meta:creation-date>
    <dc:date>2025-01-20T10:35:05.797448285</dc:date>
    <meta:editing-duration>PT3M30S</meta:editing-duration>
    <meta:editing-cycles>1</meta:editing-cycles>
    <meta:document-statistic meta:table-count="1" meta:cell-count="44" meta:object-count="2"/>
    <meta:generator>LibreOffice/24.2.5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847cm" svg:y="0.316cm" chart:style-name="ch2">
          <text:p>Input vs OpCount(Worst Case)</text:p>
        </chart:title>
        <chart:legend chart:legend-position="end" svg:x="13.278cm" svg:y="4.204cm" style:legend-expansion="high" chart:style-name="ch3"/>
        <chart:plot-area chart:style-name="ch4" table:cell-range-address="Sheet1.A1:Sheet1.B11" chart:data-source-has-labels="both" svg:x="1.33cm" svg:y="1.275cm" svg:width="11.629cm" svg:height="6.57cm">
          <chart:coordinate-region svg:x="2.322cm" svg:y="1.475cm" svg:width="10.45cm" svg:height="5.723cm"/>
          <chart:axis chart:dimension="x" chart:name="primary-x" chart:style-name="ch5" chartooo:axis-type="auto">
            <chartooo:date-scale/>
            <chart:title svg:x="6.518cm" svg:y="8.025cm" chart:style-name="ch6">
              <text:p>Input(N)</text:p>
            </chart:title>
            <chart:categories table:cell-range-address="Sheet1.A2:Sheet1.A11"/>
            <chart:grid chart:style-name="ch7" chart:class="major"/>
          </chart:axis>
          <chart:axis chart:dimension="y" chart:name="primary-y" chart:style-name="ch5">
            <chart:title svg:x="0.451cm" svg:y="5.252cm" chart:style-name="ch8">
              <text:p>OpCount</text:p>
            </chart:title>
            <chart:grid chart:style-name="ch7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2:Sheet1.A11</svg:desc>
                </draw:g>
              </table:table-cell>
              <table:table-cell office:value-type="float" office:value="10">
                <text:p>10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979cm" svg:y="0.316cm" chart:style-name="ch2">
          <text:p>Input vs OpCount(Best Case)</text:p>
        </chart:title>
        <chart:legend chart:legend-position="end" svg:x="13.278cm" svg:y="4.203cm" style:legend-expansion="high" chart:style-name="ch3"/>
        <chart:plot-area chart:style-name="ch4" table:cell-range-address="Sheet1.A39:Sheet1.B49" chart:data-source-has-labels="both" svg:x="1.33cm" svg:y="1.275cm" svg:width="11.629cm" svg:height="6.569cm">
          <chart:coordinate-region svg:x="1.951cm" svg:y="1.474cm" svg:width="10.821cm" svg:height="5.723cm"/>
          <chart:axis chart:dimension="x" chart:name="primary-x" chart:style-name="ch5" chartooo:axis-type="auto">
            <chartooo:date-scale/>
            <chart:title svg:x="6.518cm" svg:y="8.024cm" chart:style-name="ch6">
              <text:p>Input(N)</text:p>
            </chart:title>
            <chart:categories table:cell-range-address="Sheet1.A40:Sheet1.A49"/>
            <chart:grid chart:style-name="ch7" chart:class="major"/>
          </chart:axis>
          <chart:axis chart:dimension="y" chart:name="primary-y" chart:style-name="ch5">
            <chart:title svg:x="0.451cm" svg:y="5.212cm" chart:style-name="ch8">
              <text:p>Opcount</text:p>
            </chart:title>
            <chart:grid chart:style-name="ch7" chart:class="major"/>
          </chart:axis>
          <chart:series chart:style-name="ch9" chart:values-cell-range-address="Sheet1.B40:Sheet1.B49" chart:label-cell-address="Sheet1.B39:Sheet1.B3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39:Sheet1.B3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40:Sheet1.A49</svg:desc>
                </draw:g>
              </table:table-cell>
              <table:table-cell office:value-type="float" office:value="4">
                <text:p>4</text:p>
                <draw:g>
                  <svg:desc>Sheet1.B40:Sheet1.B4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